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4.717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42,SW65,SW67,SW27,SW21,SW4,SW29,SW35,SW75,SW72,SW10,SW46,SW20,SW66,SW30,SW49,SW22,SW52,SW68,SW51,SW1,SW57,SW32,SW18,SW16,SW56,SW24,SW17,SW74,SW71,SW40,SW63,SW3,SW12,SW15,SW43,SW39,SW31,SW5,SW58,SW23,SW25,SW6,SW14,SW73,SW50,SW64,SW48,SW8,SW70,SW36,SW59,SW61,SW60,SW33,SW62,SW37,SW28,SW41,SW13,SW34,SW53,SW54,SW45,SW2,SW19,SW11,SW47,SW26,SW55,SW38,SW9,SW69,SW44,SW7</text:p>
          </table:table-cell>
          <table:table-cell office:value-type="string" calcext:value-type="string">
            <text:p>Kailh_socket_MX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3,J2</text:p>
          </table:table-cell>
          <table:table-cell office:value-type="string" calcext:value-type="string">
            <text:p>PinHeader_1x03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9,C10,C8,C7,C6,C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48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3,C1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21,R26,R22,R25,R24,R23,R10,R18,R11,R16,R6,R14,R15,R13,R20,R9,R19,R8,R7,R12,R17</text:p>
          </table:table-cell>
          <table:table-cell office:value-type="string" calcext:value-type="string">
            <text:p>R_0603_1608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77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5,C16,C14,C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77,D79,D78,D11,D65,D15,D54,D69,D71,D73,D49,D53,D30,D38,D36,D12,D32,D13,D9,D34,D42,D20,D50,D14,D23,D68,D43,D10,D24,D51,D29,D27,D21,D58,D33,D17,D55,D52,D7,D5,D46,D22,D63,D35,D47,D18,D28,D19,D67,D62,D60,D57,D64,D48,D39,D1,D75,D4,D16,D61,D8,D3,D6,D41,D37,D31,D72,D70,D59,D2,D56,D44,D25,D66,D26,D40,D74,D45</text:p>
          </table:table-cell>
          <table:table-cell office:value-type="string" calcext:value-type="string">
            <text:p>D_SOD-5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76</text:p>
          </table:table-cell>
          <table:table-cell office:value-type="string" calcext:value-type="string">
            <text:p>LED_D5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76</text:p>
          </table:table-cell>
          <table:table-cell office:value-type="string" calcext:value-type="string">
            <text:p>SW_Push_1P1T_NO_CK_KSC7x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4P</text:p>
          </table:table-cell>
          <table:table-cell office:value-type="string" calcext:value-type="string">
            <text:p>order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1x04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rd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22:18:29.871192887</dc:date>
    <meta:editing-duration>PT2M40S</meta:editing-duration>
    <meta:editing-cycles>1</meta:editing-cycles>
    <meta:document-statistic meta:table-count="1" meta:cell-count="138" meta:object-count="0"/>
    <meta:generator>LibreOffice/7.3.7.2$Linux_X86_64 LibreOffice_project/30$Build-2</meta:generator>
  </office:meta>
</office:document-meta>
</file>